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2" svg:font-family="StarSymbol" style:font-charset="x-symbol"/>
    <style:font-face style:name="Wingdings" svg:font-family="Wingdings" style:font-charset="x-symbol"/>
    <style:font-face style:name="Wingdings 2" svg:font-family="'Wingdings 2'" style:font-charset="x-symbol"/>
    <style:font-face style:name="Lucidasans1" svg:font-family="Lucidasans"/>
    <style:font-face style:name="Segoe UI" svg:font-family="'Segoe UI'" style:font-adornments="Regular"/>
    <style:font-face style:name="StarSymbol" svg:font-family="StarSymbol"/>
    <style:font-face style:name="StarSymbol1" svg:font-family="StarSymbol, 'Arial Unicode MS'"/>
    <style:font-face style:name="Courier New" svg:font-family="'Courier New'" style:font-family-generic="modern"/>
    <style:font-face style:name="Cambria" svg:font-family="Cambria" style:font-family-generic="roman"/>
    <style:font-face style:name="Arial2" svg:font-family="Arial" style:font-family-generic="swiss"/>
    <style:font-face style:name="Arial Narrow1" svg:font-family="'Arial Narrow'" style:font-family-generic="swiss"/>
    <style:font-face style:name="Arial Narrow" svg:font-family="'Arial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Impact" svg:font-family="Impact"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S Mincho" svg:font-family="'MS Mincho'" style:font-family-generic="system" style:font-pitch="variable"/>
  </office:font-face-decls>
  <office:automatic-styles>
    <style:style style:name="Table7" style:family="table">
      <style:table-properties style:width="15.316cm" table:align="center"/>
    </style:style>
    <style:style style:name="Table7.A" style:family="table-column">
      <style:table-column-properties style:column-width="7.657cm"/>
    </style:style>
    <style:style style:name="Table7.B" style:family="table-column">
      <style:table-column-properties style:column-width="7.659cm"/>
    </style:style>
    <style:style style:name="Table7.A1" style:family="table-cell">
      <style:table-cell-properties style:vertical-align="" fo:padding="0.051cm" fo:border="none"/>
    </style:style>
    <style:style style:name="Table7.3" style:family="table-row">
      <style:table-row-properties style:min-row-height="0.347cm"/>
    </style:style>
    <style:style style:name="Table5" style:family="table">
      <style:table-properties style:width="17.653cm" fo:margin-left="0.026cm" fo:margin-right="-0.005cm" table:align="margins"/>
    </style:style>
    <style:style style:name="Table5.A" style:family="table-column">
      <style:table-column-properties style:column-width="3.067cm" style:rel-column-width="11387*"/>
    </style:style>
    <style:style style:name="Table5.B" style:family="table-column">
      <style:table-column-properties style:column-width="14.586cm" style:rel-column-width="54148*"/>
    </style:style>
    <style:style style:name="Table5.A1" style:family="table-cell">
      <style:table-cell-properties fo:padding-left="0cm" fo:padding-right="0cm" fo:padding-top="0cm" fo:padding-bottom="0.051cm" fo:border="none"/>
    </style:style>
    <style:style style:name="Table12" style:family="table">
      <style:table-properties style:width="17.674cm" table:align="margins"/>
    </style:style>
    <style:style style:name="Table12.A" style:family="table-column">
      <style:table-column-properties style:column-width="8.837cm" style:rel-column-width="32767*"/>
    </style:style>
    <style:style style:name="Table12.B" style:family="table-column">
      <style:table-column-properties style:column-width="8.837cm" style:rel-column-width="32768*"/>
    </style:style>
    <style:style style:name="Table12.A1" style:family="table-cell">
      <style:table-cell-properties fo:padding-left="0cm" fo:padding-right="0cm" fo:padding-top="0cm" fo:padding-bottom="0.051cm" fo:border="none"/>
    </style:style>
    <style:style style:name="Table9" style:family="table">
      <style:table-properties style:width="17.674cm" table:align="margins"/>
    </style:style>
    <style:style style:name="Table9.A" style:family="table-column">
      <style:table-column-properties style:column-width="8.837cm" style:rel-column-width="32767*"/>
    </style:style>
    <style:style style:name="Table9.B" style:family="table-column">
      <style:table-column-properties style:column-width="8.837cm" style:rel-column-width="32768*"/>
    </style:style>
    <style:style style:name="Table9.A1" style:family="table-cell">
      <style:table-cell-properties fo:padding-left="0cm" fo:padding-right="0cm" fo:padding-top="0cm" fo:padding-bottom="0.051cm" fo:border="none"/>
    </style:style>
    <style:style style:name="Table1" style:family="table">
      <style:table-properties style:width="17.674cm" table:align="margins"/>
    </style:style>
    <style:style style:name="Table1.A" style:family="table-column">
      <style:table-column-properties style:column-width="8.837cm" style:rel-column-width="32767*"/>
    </style:style>
    <style:style style:name="Table1.B" style:family="table-column">
      <style:table-column-properties style:column-width="8.837cm" style:rel-column-width="32768*"/>
    </style:style>
    <style:style style:name="Table1.A1" style:family="table-cell">
      <style:table-cell-properties fo:padding-left="0cm" fo:padding-right="0cm" fo:padding-top="0cm" fo:padding-bottom="0.051cm" fo:border="none"/>
    </style:style>
    <style:style style:name="Table2" style:family="table">
      <style:table-properties style:width="17.674cm" table:align="margins"/>
    </style:style>
    <style:style style:name="Table2.A" style:family="table-column">
      <style:table-column-properties style:column-width="8.835cm" style:rel-column-width="32760*"/>
    </style:style>
    <style:style style:name="Table2.B" style:family="table-column">
      <style:table-column-properties style:column-width="8.839cm" style:rel-column-width="32775*"/>
    </style:style>
    <style:style style:name="Table2.A1" style:family="table-cell">
      <style:table-cell-properties fo:padding-left="0cm" fo:padding-right="0cm" fo:padding-top="0cm" fo:padding-bottom="0.051cm" fo:border="none"/>
    </style:style>
    <style:style style:name="Table3" style:family="table">
      <style:table-properties style:width="17.674cm" table:align="margins"/>
    </style:style>
    <style:style style:name="Table3.A" style:family="table-column">
      <style:table-column-properties style:column-width="8.837cm" style:rel-column-width="32767*"/>
    </style:style>
    <style:style style:name="Table3.B" style:family="table-column">
      <style:table-column-properties style:column-width="8.837cm" style:rel-column-width="32768*"/>
    </style:style>
    <style:style style:name="Table3.A1" style:family="table-cell">
      <style:table-cell-properties fo:padding-left="0cm" fo:padding-right="0cm" fo:padding-top="0cm" fo:padding-bottom="0.051cm" fo:border="none"/>
    </style:style>
    <style:style style:name="Table11" style:family="table">
      <style:table-properties style:width="17.679cm" fo:margin-left="0cm" fo:margin-right="-0.005cm" table:align="margins"/>
    </style:style>
    <style:style style:name="Table11.A" style:family="table-column">
      <style:table-column-properties style:column-width="17.679cm" style:rel-column-width="65535*"/>
    </style:style>
    <style:style style:name="Table11.A1" style:family="table-cell">
      <style:table-cell-properties fo:padding="0cm" fo:border="none"/>
    </style:style>
    <style:style style:name="Table4" style:family="table">
      <style:table-properties style:width="17.679cm" fo:margin-left="0cm" fo:margin-right="-0.005cm" table:align="margins"/>
    </style:style>
    <style:style style:name="Table4.A" style:family="table-column">
      <style:table-column-properties style:column-width="17.679cm" style:rel-column-width="65535*"/>
    </style:style>
    <style:style style:name="Table4.A1" style:family="table-cell">
      <style:table-cell-properties fo:padding="0cm" fo:border="none"/>
    </style:style>
    <style:style style:name="Table6" style:family="table">
      <style:table-properties style:width="17.679cm" fo:margin-left="0cm" fo:margin-right="-0.005cm" table:align="margins"/>
    </style:style>
    <style:style style:name="Table6.A" style:family="table-column">
      <style:table-column-properties style:column-width="17.679cm" style:rel-column-width="65535*"/>
    </style:style>
    <style:style style:name="Table6.A1" style:family="table-cell">
      <style:table-cell-properties fo:padding="0cm" fo:border="none"/>
    </style:style>
    <style:style style:name="Table8" style:family="table">
      <style:table-properties style:width="17.679cm" fo:margin-left="0cm" fo:margin-right="-0.005cm" table:align="margins"/>
    </style:style>
    <style:style style:name="Table8.A" style:family="table-column">
      <style:table-column-properties style:column-width="17.679cm" style:rel-column-width="65535*"/>
    </style:style>
    <style:style style:name="Table8.A1" style:family="table-cell">
      <style:table-cell-properties fo:padding="0cm" fo:border="none"/>
    </style:style>
    <style:style style:name="Table10" style:family="table">
      <style:table-properties style:width="17.679cm" fo:margin-left="0cm" fo:margin-right="-0.005cm" table:align="margins"/>
    </style:style>
    <style:style style:name="Table10.A" style:family="table-column">
      <style:table-column-properties style:column-width="17.679cm" style:rel-column-width="65535*"/>
    </style:style>
    <style:style style:name="Table10.A1" style:family="table-cell">
      <style:table-cell-properties fo:padding="0cm" fo:border="none"/>
    </style:style>
    <style:style style:name="P1" style:family="paragraph" style:parent-style-name="Plain_20_Text">
      <style:paragraph-properties fo:padding="0cm" fo:border-left="none" fo:border-right="none" fo:border-top="none" fo:border-bottom="0.035cm solid #999999" style:shadow="none"/>
    </style:style>
    <style:style style:name="P2" style:family="paragraph" style:parent-style-name="Plain_20_Text">
      <style:paragraph-properties fo:padding="0cm" fo:border-left="none" fo:border-right="none" fo:border-top="none" fo:border-bottom="0.035cm solid #999999" style:shadow="none"/>
      <style:text-properties fo:text-transform="uppercase" fo:color="#666666" style:font-name="Impact" fo:font-size="6pt" fo:letter-spacing="-0.018cm" style:font-size-asian="6pt" style:font-name-complex="Arial" style:font-size-complex="6pt"/>
    </style:style>
    <style:style style:name="P3" style:family="paragraph" style:parent-style-name="Header_20__28_black_29_">
      <style:text-properties fo:color="#000000"/>
    </style:style>
    <style:style style:name="P4" style:family="paragraph" style:parent-style-name="Header_20__28_black_29_">
      <style:paragraph-properties fo:text-align="center" style:justify-single-word="false"/>
      <style:text-properties fo:color="#000000" fo:font-size="3pt" style:font-size-asian="3pt" style:font-size-complex="3pt"/>
    </style:style>
    <style:style style:name="P5" style:family="paragraph" style:parent-style-name="Footer">
      <style:paragraph-properties fo:text-align="center" style:justify-single-word="false"/>
    </style:style>
    <style:style style:name="P6" style:family="paragraph" style:parent-style-name="Main_20_text">
      <style:text-properties fo:font-weight="bold" style:font-weight-asian="bold" style:font-weight-complex="bold"/>
    </style:style>
    <style:style style:name="P7" style:family="paragraph" style:parent-style-name="Main_20_text">
      <style:paragraph-properties fo:text-align="end" style:justify-single-word="false"/>
    </style:style>
    <style:style style:name="P8" style:family="paragraph" style:parent-style-name="Main_20_text">
      <style:paragraph-properties fo:text-align="end" style:justify-single-word="false"/>
      <style:text-properties fo:font-variant="normal" fo:text-transform="none" fo:color="#666666" fo:letter-spacing="normal" fo:font-style="normal" fo:font-weight="normal"/>
    </style:style>
    <style:style style:name="P9" style:family="paragraph" style:parent-style-name="Main_20_text">
      <style:text-properties fo:font-variant="normal" fo:text-transform="none" style:font-name="Arial Narrow1" fo:letter-spacing="normal" fo:font-style="normal"/>
    </style:style>
    <style:style style:name="P10" style:family="paragraph" style:parent-style-name="Main_20_text">
      <style:text-properties fo:font-variant="normal" fo:text-transform="none" fo:letter-spacing="normal" fo:font-style="normal"/>
    </style:style>
    <style:style style:name="P11" style:family="paragraph" style:parent-style-name="Main_20_text">
      <style:text-properties fo:font-variant="normal" fo:text-transform="none" fo:color="#000000" fo:letter-spacing="normal" fo:font-style="normal" fo:font-weight="normal"/>
    </style:style>
    <style:style style:name="P12" style:family="paragraph" style:parent-style-name="Main_20_text">
      <style:paragraph-properties fo:text-align="center" style:justify-single-word="false"/>
      <style:text-properties fo:font-style="italic" fo:font-weight="normal" style:font-style-asian="italic" style:font-weight-asian="normal" style:font-style-complex="italic" style:font-weight-complex="normal"/>
    </style:style>
    <style:style style:name="P13" style:family="paragraph" style:parent-style-name="Main_20_text">
      <style:paragraph-properties fo:text-align="center" style:justify-single-word="false"/>
      <style:text-properties fo:font-size="4pt" fo:font-style="italic" fo:font-weight="normal" style:font-size-asian="4pt" style:font-style-asian="italic" style:font-weight-asian="normal" style:font-size-complex="4pt" style:font-style-complex="italic" style:font-weight-complex="normal"/>
    </style:style>
    <style:style style:name="P14" style:family="paragraph" style:parent-style-name="Space_20__28_under_20_header_29_">
      <style:text-properties fo:font-size="3pt" style:font-size-asian="3pt" style:font-size-complex="3pt"/>
    </style:style>
    <style:style style:name="P15" style:family="paragraph" style:parent-style-name="Space_20__28_over_20_header_29_">
      <style:text-properties fo:font-size="18pt" style:font-size-asian="18pt" style:font-size-complex="18pt"/>
    </style:style>
    <style:style style:name="P16" style:family="paragraph" style:parent-style-name="Space_20__28_over_20_header_29_">
      <style:text-properties fo:font-size="14pt" style:font-size-asian="14pt" style:font-size-complex="14pt"/>
    </style:style>
    <style:style style:name="P17" style:family="paragraph" style:parent-style-name="Between_20_Bullets">
      <style:text-properties fo:font-variant="normal" fo:text-transform="none" fo:color="#000000" fo:letter-spacing="normal" fo:font-style="normal" fo:font-weight="normal"/>
    </style:style>
    <style:style style:name="P18" style:family="paragraph" style:parent-style-name="Header_20__28_grey_29_">
      <style:text-properties fo:font-size="17pt" style:font-size-asian="17pt" style:font-size-complex="17pt"/>
    </style:style>
    <style:style style:name="P19" style:family="paragraph" style:parent-style-name="Standard">
      <style:paragraph-properties fo:break-before="page" fo:padding="0cm" fo:border-left="none" fo:border-right="none" fo:border-top="none" fo:border-bottom="0.035cm solid #999999" style:shadow="none"/>
    </style:style>
    <style:style style:name="P20" style:family="paragraph" style:parent-style-name="Main_20_text" style:list-style-name="L1"/>
    <style:style style:name="P21" style:family="paragraph" style:parent-style-name="Main_20_text">
      <style:text-properties fo:font-variant="normal" fo:text-transform="none" fo:letter-spacing="normal" fo:font-style="normal" fo:font-weight="normal" style:font-name-asian="Arial Narrow2" style:font-weight-asian="normal" style:font-name-complex="Arial Narrow2" style:font-weight-complex="normal"/>
    </style:style>
    <style:style style:name="P22" style:family="paragraph" style:parent-style-name="Main_20_text" style:list-style-name="L2">
      <style:text-properties fo:font-variant="normal" fo:text-transform="none" fo:color="#000000" fo:letter-spacing="normal" fo:font-style="normal" style:text-underline-style="none" fo:font-weight="normal" style:font-weight-asian="normal" style:font-weight-complex="normal"/>
    </style:style>
    <style:style style:name="P23" style:family="paragraph" style:parent-style-name="Main_20_text" style:list-style-name="L2"/>
    <style:style style:name="P24" style:family="paragraph" style:parent-style-name="Space_20__28_under_20_header_29_">
      <style:text-properties fo:text-transform="uppercase" fo:color="#000000" style:font-name="Arial Narrow2" fo:font-size="4.5pt" fo:letter-spacing="-0.018cm" style:text-underline-style="none" fo:font-weight="normal" style:font-size-asian="4.5pt" style:font-weight-asian="normal" style:font-name-complex="Arial" style:font-size-complex="4.5pt" style:font-weight-complex="normal"/>
    </style:style>
    <style:style style:name="P25" style:family="paragraph" style:parent-style-name="Between_20_Bullets" style:list-style-name="L2"/>
    <style:style style:name="T1" style:family="text">
      <style:text-properties style:font-name="Arial Narrow2" fo:font-size="10pt" style:font-size-asian="10pt" style:font-size-complex="10pt"/>
    </style:style>
    <style:style style:name="T2" style:family="text">
      <style:text-properties style:font-name="Arial Narrow2" fo:font-size="10pt" style:font-name-asian="Arial Narrow2" style:font-size-asian="10pt" style:font-name-complex="Arial Narrow2" style:font-size-complex="10pt"/>
    </style:style>
    <style:style style:name="T3" style:family="text">
      <style:text-properties fo:text-transform="uppercase" fo:color="#666666" style:font-name="Impact" fo:font-size="20pt" fo:letter-spacing="-0.018cm" style:font-size-asian="20pt" style:font-name-complex="Arial" style:font-size-complex="20pt"/>
    </style:style>
    <style:style style:name="T4" style:family="text">
      <style:text-properties fo:text-transform="uppercase" style:font-name="Impact" fo:font-size="20pt" fo:letter-spacing="-0.018cm" style:font-size-asian="20pt" style:font-name-complex="Arial" style:font-size-complex="20pt"/>
    </style:style>
    <style:style style:name="T5" style:family="text">
      <style:text-properties fo:text-transform="uppercase" fo:color="#000000" style:font-name="Impact" fo:font-size="20pt" fo:letter-spacing="-0.018cm" style:font-size-asian="20pt" style:font-name-complex="Arial" style:font-size-complex="20pt"/>
    </style:style>
    <style:style style:name="T6" style:family="text">
      <style:text-properties fo:text-transform="uppercase" fo:color="#000000" style:font-name="Impact" fo:font-size="16pt" fo:letter-spacing="-0.018cm" style:font-size-asian="16pt" style:font-name-complex="Arial" style:font-size-complex="16pt"/>
    </style:style>
    <style:style style:name="T7" style:family="text">
      <style:text-properties fo:text-transform="uppercase" fo:color="#000000" style:font-name="Impact" fo:font-size="16pt" fo:letter-spacing="-0.018cm" style:text-underline-style="none" fo:font-weight="normal" style:font-size-asian="16pt" style:font-weight-asian="normal" style:font-name-complex="Arial" style:font-size-complex="16pt"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fo:font-weight="bold" style:font-weight-asian="bold" style:font-weight-complex="bold"/>
    </style:style>
    <style:style style:name="T12" style:family="text">
      <style:text-properties fo:font-variant="normal" fo:text-transform="none" fo:letter-spacing="normal" fo:font-style="normal" fo:font-weight="bold" style:font-name-asian="Arial Narrow2" style:font-weight-asian="bold" style:font-name-complex="Arial Narrow2" style:font-weight-complex="bold"/>
    </style:style>
    <style:style style:name="T13" style:family="text">
      <style:text-properties fo:font-variant="normal" fo:text-transform="none" fo:letter-spacing="normal" fo:font-style="italic"/>
    </style:style>
    <style:style style:name="T14" style:family="text">
      <style:text-properties fo:font-variant="normal" fo:text-transform="none" fo:color="#000000" fo:letter-spacing="normal" fo:font-style="normal"/>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italic"/>
    </style:style>
    <style:style style:name="T17" style:family="text">
      <style:text-properties fo:font-variant="normal" fo:text-transform="none" fo:color="#000000" fo:letter-spacing="normal" fo:font-style="italic" fo:font-weight="normal"/>
    </style:style>
    <style:style style:name="T18" style:family="text">
      <style:text-properties fo:font-variant="normal" fo:text-transform="none" fo:color="#000000" style:font-name="Cambria" fo:letter-spacing="normal" fo:font-style="normal" fo:font-weight="normal" style:font-name-asian="Arial2" style:font-name-complex="Arial2"/>
    </style:style>
    <style:style style:name="T19" style:family="text">
      <style:text-properties style:font-name="Arial Narrow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2">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Jacob</text:span><text:span text:style-name="T3">enget</text:span></text:p>
      <text:p text:style-name="P3">senior software engineer</text:p>
      <text:p text:style-name="P14"/>
      <text:p text:style-name="P8">...with both the skills and the fire to get things done</text:p>
      <text:p text:style-name="P16"/>
      <text:p text:style-name="P18">professional profile</text:p>
      <text:p text:style-name="Space_20__28_under_20_header_29_"/>
      <text:p text:style-name="Main_20_text"><text:span text:style-name="T11">Passionate software engineer with 9 years experience rocking it out in video game, mobile, and web application development.</text:span><text:span text:style-name="T10"> Strong software organization and design abilities combine with a proven commitment to deliver the correct software on time. Known for enthusiasm, infinite curiosity, and user advocacy. Highly values clear communication and a sense of team empowerment.</text:span></text:p>
      <text:p text:style-name="P12"/>
      <text:p text:style-name="P12">Strengths include</text:p>
      <text:p text:style-name="P13"/>
      <table:table table:name="Table7" table:style-name="Table7">
        <table:table-column table:style-name="Table7.A"/>
        <table:table-column table:style-name="Table7.B"/>
        <table:table-row>
          <table:table-cell table:style-name="Table7.A1" office:value-type="string">
            <text:list xml:id="list4874231964244904047" text:style-name="L1">
              <text:list-item>
                <text:p text:style-name="P20">Software Design and Organization</text:p>
              </text:list-item>
            </text:list>
          </table:table-cell>
          <table:table-cell table:style-name="Table7.A1" office:value-type="string">
            <text:list xml:id="list34668952" text:continue-numbering="true" text:style-name="L1">
              <text:list-item>
                <text:p text:style-name="P20">Eye For Pragmatic Solutions</text:p>
              </text:list-item>
            </text:list>
          </table:table-cell>
        </table:table-row>
        <table:table-row>
          <table:table-cell table:style-name="Table7.A1" office:value-type="string">
            <text:list xml:id="list34647613" text:continue-numbering="true" text:style-name="L1">
              <text:list-item>
                <text:p text:style-name="P20">API and GUI Design</text:p>
              </text:list-item>
            </text:list>
          </table:table-cell>
          <table:table-cell table:style-name="Table7.A1" office:value-type="string">
            <text:list xml:id="list34676245" text:continue-numbering="true" text:style-name="L1">
              <text:list-item>
                <text:p text:style-name="P20">Initiative to Learn</text:p>
              </text:list-item>
            </text:list>
          </table:table-cell>
        </table:table-row>
        <table:table-row table:style-name="Table7.3">
          <table:table-cell table:style-name="Table7.A1" office:value-type="string">
            <text:list xml:id="list34677284" text:continue-numbering="true" text:style-name="L1">
              <text:list-item>
                <text:p text:style-name="P20">Technology Research and Evaluation</text:p>
              </text:list-item>
            </text:list>
          </table:table-cell>
          <table:table-cell table:style-name="Table7.A1" office:value-type="string">
            <text:list xml:id="list34651236" text:continue-numbering="true" text:style-name="L1">
              <text:list-item>
                <text:p text:style-name="P20">Getting Inside the User's Head</text:p>
              </text:list-item>
            </text:list>
          </table:table-cell>
        </table:table-row>
        <table:table-row>
          <table:table-cell table:style-name="Table7.A1" office:value-type="string">
            <text:list xml:id="list34657997" text:continue-numbering="true" text:style-name="L1">
              <text:list-item>
                <text:p text:style-name="P20">Requirements Gathering</text:p>
              </text:list-item>
            </text:list>
          </table:table-cell>
          <table:table-cell table:style-name="Table7.A1" office:value-type="string">
            <text:list xml:id="list34666177" text:continue-numbering="true" text:style-name="L1">
              <text:list-item>
                <text:p text:style-name="P20">Deep Love and Skill for Math</text:p>
              </text:list-item>
            </text:list>
          </table:table-cell>
        </table:table-row>
      </table:table>
      <text:p text:style-name="P15"/>
      <text:p text:style-name="Header_20__28_grey_29_">technical skills</text:p>
      <text:p text:style-name="Space_20__28_under_20_header_29_"/>
      <table:table table:name="Table5" table:style-name="Table5">
        <table:table-column table:style-name="Table5.A"/>
        <table:table-column table:style-name="Table5.B"/>
        <table:table-row>
          <table:table-cell table:style-name="Table5.A1" office:value-type="string">
            <text:p text:style-name="P6">Master:</text:p>
          </table:table-cell>
          <table:table-cell table:style-name="Table5.A1" office:value-type="string">
            <text:p text:style-name="Main_20_text">C++, C, Qt, Visual Studio, Perforce, Rubik's Cubing</text:p>
          </table:table-cell>
        </table:table-row>
        <table:table-row>
          <table:table-cell table:style-name="Table5.A1" office:value-type="string">
            <text:p text:style-name="P6">Proficient:</text:p>
          </table:table-cell>
          <table:table-cell table:style-name="Table5.A1" office:value-type="string">
            <text:p text:style-name="Main_20_text"><text:span text:style-name="T15">Scala, Java, JavaScript, Node.js, Android, Git, DynamoDB, </text:span><text:span text:style-name="T18">π</text:span><text:span text:style-name="T15"> Memorization</text:span></text:p>
          </table:table-cell>
        </table:table-row>
        <table:table-row>
          <table:table-cell table:style-name="Table5.A1" office:value-type="string">
            <text:p text:style-name="P6"><text:span text:style-name="T19">Competent</text:span>:</text:p>
          </table:table-cell>
          <table:table-cell table:style-name="Table5.A1" office:value-type="string">
            <text:p text:style-name="P11">Python, Play framework, Redis, AWS, embedded systems, HTML, CSS, Lua, OpenGL, Improvisation</text:p>
          </table:table-cell>
        </table:table-row>
        <table:table-row>
          <table:table-cell table:style-name="Table5.A1" office:value-type="string">
            <text:p text:style-name="P6">Familiar:</text:p>
          </table:table-cell>
          <table:table-cell table:style-name="Table5.A1" office:value-type="string">
            <text:p text:style-name="Main_20_text"><text:span text:style-name="T15">Akka, Docker, sbt, SQL, Lisp, ActionScript, JSP, JEE, Chef, Break-Dancing Poorly</text:span> </text:p>
          </table:table-cell>
        </table:table-row>
      </table:table>
      <text:p text:style-name="Space_20__28_over_20_header_29_"/>
      <text:p text:style-name="Header_20__28_grey_29_">professional experience</text:p>
      <text:p text:style-name="Space_20__28_under_20_header_29_"/>
      <text:p text:style-name="Main_20_text"><text:span text:style-name="T11">SENSE AI <text:s/></text:span><text:span text:style-name="T12">∙ <text:s/>St. Paul, MN</text:span></text:p>
      <text:p text:style-name="P21">Startup striving to standardize, enhance, and unify access to sensor data across a fragmented device ecosystem through cloud-enabled calibration methods.</text:p>
      <text:p text:style-name="Space_20__28_under_20_header_29_"/>
      <table:table table:name="Table12" table:style-name="Table12">
        <table:table-column table:style-name="Table12.A"/>
        <table:table-column table:style-name="Table12.B"/>
        <table:table-row>
          <table:table-cell table:style-name="Table12.A1" office:value-type="string">
            <text:p text:style-name="P6">Senior Software Engineer</text:p>
          </table:table-cell>
          <table:table-cell table:style-name="Table12.A1" office:value-type="string">
            <text:p text:style-name="P7">Dec 2015 – Present</text:p>
          </table:table-cell>
        </table:table-row>
      </table:table>
      <text:p text:style-name="P21">Initially hired as the server-side developer, but quickly stepped up to handle all software engineering as the company pivoted to purposefully evolve our technology. Collaborate with the founder, a physicist and mathematician, to architect and execute a development road map that served both our long-term vision and our immediate customer needs. </text:p>
      <text:p text:style-name="Between_20_Bullets"/>
      <text:list xml:id="list385926868561713540" text:style-name="L2">
        <text:list-item>
          <text:p text:style-name="P23">Optimized query patterns and server caching behavior to reduce our AWS costs by 60% and increase throughput to 100 requests per second per CPU core.</text:p>
          <text:p text:style-name="P25"/>
        </text:list-item>
        <text:list-item>
          <text:p text:style-name="P23">Facilitated the evolution of our core technology by designing a regression framework which allowed our scientists to easily innovate new physical models and test alternative optimization methods. The framework ran on multiple platforms, allowing algorithms developed locally to be deployed on embedded devices, Android phones, and our cloud.</text:p>
          <text:p text:style-name="P25"/>
        </text:list-item>
        <text:list-item>
          <text:p text:style-name="P23">Engineered an Android library to provide intuitive access to existing, interpreted, and mathematically derived data (an example of each: GPS coordinates, magnetic force, ambient temperature). <text:s/>Built a mobile application leveraging this library to allow scientists in the field to visualize, record, and transmit data measured by the device.</text:p>
        </text:list-item>
      </text:list>
      <text:p text:style-name="P19"><text:span text:style-name="T4">Jacob</text:span><text:span text:style-name="T3">enget <text:s text:c="117"/></text:span><text:span text:style-name="T5"><text:s text:c="3"/></text:span><text:span text:style-name="T6">page</text:span><text:span text:style-name="T7">2</text:span></text:p>
      <text:p text:style-name="P16"/>
      <text:p text:style-name="Header_20__28_grey_29_">professional experience (continued)</text:p>
      <text:p text:style-name="Space_20__28_under_20_header_29_"/>
      <text:p text:style-name="Main_20_text"><text:span text:style-name="T11">HAVOK</text:span><text:span text:style-name="T11"> <text:s/></text:span><text:span text:style-name="T12">∙ <text:s/>Dublin, Ireland</text:span></text:p>
      <text:p text:style-name="Main_20_text">Leading provider of game development technologies with a core focus on physics simulation and computer graphics. Over 600 video game titles have been powered by Havok products.</text:p>
      <text:p text:style-name="Space_20__28_under_20_header_29_"/>
      <table:table table:name="Table9" table:style-name="Table9">
        <table:table-column table:style-name="Table9.A"/>
        <table:table-column table:style-name="Table9.B"/>
        <table:table-row>
          <table:table-cell table:style-name="Table9.A1" office:value-type="string">
            <text:p text:style-name="P6">Senior Software Engineer</text:p>
          </table:table-cell>
          <table:table-cell table:style-name="Table9.A1" office:value-type="string">
            <text:p text:style-name="P7">May 2012 – Sep 2015</text:p>
          </table:table-cell>
        </table:table-row>
      </table:table>
      <text:p text:style-name="Main_20_text">Engineered a general tools framework for Havok's core products from the ground up as part of a three person R&amp;D team. <text:s/>Mainly worked in C++ with Qt while emphasizing usability, flexibility, and performance to create a solid set of abstractions, graphical user interfaces, and data structures for empowering content creators.</text:p>
      <text:p text:style-name="Between_20_Bullets"/>
      <text:list xml:id="list34670921" text:continue-numbering="true" text:style-name="L2">
        <text:list-item>
          <text:p text:style-name="P23">Led integration of scripting languages into our framework to provide easy automation, extensibility, and customization of our tools. Co-designed a generic binding layer to Lua, and single-handedly extended this layer to support Python in three weeks, despite having little previous knowledge of Python.</text:p>
        </text:list-item>
      </text:list>
      <text:p text:style-name="Between_20_Bullets"/>
      <text:list xml:id="list34667197" text:continue-numbering="true" text:style-name="L2">
        <text:list-item>
          <text:p text:style-name="P23">Researched and developed an HTML/CSS/JavaScript prototype of our framework, using plugins to interact with our rendering infrastructure and to bind our core C++ logic to the browser's JavaScript environment. This R&amp;D project achieved near parity with the original framework in just one month's development time.</text:p>
        </text:list-item>
      </text:list>
      <text:p text:style-name="Between_20_Bullets"/>
      <text:list xml:id="list34663094" text:continue-numbering="true" text:style-name="L2">
        <text:list-item>
          <text:p text:style-name="P23">Architected a generic and reusable graph-based API and GUI that was used to power a wide range of applications including render pipeline, particle effect, and visual scripting editors. <text:s/>Along with being highly customizable these editors gracefully render over 10,000 GUI elements at once.</text:p>
        </text:list-item>
      </text:list>
      <text:p text:style-name="Between_20_Bullets"/>
      <text:list xml:id="list34656125" text:continue-numbering="true" text:style-name="L2">
        <text:list-item>
          <text:p text:style-name="P23">Devised a set of controls and widgets for users to intuitively move the camera and other objects in 3D space. Worked closely with in-house artists to achieve perfectly reactive and comfortable interactions.</text:p>
        </text:list-item>
      </text:list>
      <text:p text:style-name="Between_20_Bullets"/>
      <text:list xml:id="list34651651" text:continue-numbering="true" text:style-name="L2">
        <text:list-item>
          <text:p text:style-name="P23">Created a user interface for browsing and rendering a game project's assets. Utilized MVC concepts inherent in Qt to build a solution that supports split-second filtering of over 100,000 assets.</text:p>
        </text:list-item>
      </text:list>
      <text:p text:style-name="Space_20__28_under_20_header_29_"/>
      <text:p text:style-name="Space_20__28_under_20_header_29_"/>
      <text:p text:style-name="Main_20_text"><text:span text:style-name="T12">ID SOFTWARE</text:span><text:span text:style-name="T11"> <text:s/></text:span><text:span text:style-name="T12">∙ <text:s/>Dallas, TX</text:span></text:p>
      <text:p text:style-name="Main_20_text"><text:span text:style-name="T14">World-renowned game developer and technology innovator that created </text:span><text:span text:style-name="T16">Wolfenstein</text:span><text:span text:style-name="T14">, </text:span><text:span text:style-name="T16">Doom</text:span><text:span text:style-name="T14">, and </text:span><text:span text:style-name="T16">Quake</text:span><text:span text:style-name="T14">.</text:span></text:p>
      <text:p text:style-name="Space_20__28_under_20_header_29_"/>
      <table:table table:name="Table1" table:style-name="Table1">
        <table:table-column table:style-name="Table1.A"/>
        <table:table-column table:style-name="Table1.B"/>
        <table:table-row>
          <table:table-cell table:style-name="Table1.A1" office:value-type="string">
            <text:p text:style-name="P6">Tools Programmer</text:p>
          </table:table-cell>
          <table:table-cell table:style-name="Table1.A1" office:value-type="string">
            <text:p text:style-name="P7">Nov 2009 – Apr 2012</text:p>
          </table:table-cell>
        </table:table-row>
      </table:table>
      <text:p text:style-name="Main_20_text"><text:span text:style-name="T15">Extended and maintained the C++/MFC based tools of our proprietary game engine, idTech5, emphasizing user education, productivity, and stability. Worked closely with over 150 </text:span><text:span text:style-name="T17">Rage </text:span><text:span text:style-name="T15">and </text:span><text:span text:style-name="T17">Doom </text:span><text:span text:style-name="T15">designers, artists, and programmers to address their unique needs in a timely fashion.</text:span></text:p>
      <text:p text:style-name="P17"/>
      <text:list xml:id="list34646801" text:continue-numbering="true" text:style-name="L2">
        <text:list-item>
          <text:p text:style-name="P23">Boosted the happiness and productivity of our designers by implementing an in-game method for editing and reloading individual game entities (removing the need to reload an entire level to test small changes), and by engineering a declarative programming language for customizing our level editor.</text:p>
        </text:list-item>
      </text:list>
      <text:p text:style-name="Between_20_Bullets"/>
      <text:list xml:id="list34655346" text:continue-numbering="true" text:style-name="L2">
        <text:list-item>
          <text:p text:style-name="P23">Improved communication with our users by creating and regularly updating an internal blog broadcasting tool and pipeline related developments.</text:p>
        </text:list-item>
      </text:list>
      <text:p text:style-name="Between_20_Bullets"/>
      <text:list xml:id="list34649953" text:continue-numbering="true" text:style-name="L2">
        <text:list-item>
          <text:p text:style-name="P22">Overhauled our animation tree editor, adding animation preview features with a timeline and a GUI for creating custom blended animations. This gave animators and designers immediate feedback when constructing animated sequences, greatly saving time during development.</text:p>
        </text:list-item>
      </text:list>
      <text:p text:style-name="P24"/>
      <table:table table:name="Table2" table:style-name="Table2">
        <table:table-column table:style-name="Table2.A"/>
        <table:table-column table:style-name="Table2.B"/>
        <table:table-row>
          <table:table-cell table:style-name="Table2.A1" office:value-type="string">
            <text:p text:style-name="P6">Mobile Programmer</text:p>
          </table:table-cell>
          <table:table-cell table:style-name="Table2.A1" office:value-type="string">
            <text:p text:style-name="P7">Dec 2008 – Nov 2009</text:p>
          </table:table-cell>
        </table:table-row>
      </table:table>
      <text:p text:style-name="Main_20_text"><text:span text:style-name="T10">Worked with a team of six to take </text:span><text:span text:style-name="T13">Doom II RPG </text:span><text:span text:style-name="T10">from concept to completion on multiple mobile platforms within 10 months. Maintained and improved a mobile game engine, including rendering and scripting systems, along with a Maya-based asset toolchain.</text:span></text:p>
      <text:p text:style-name="Between_20_Bullets"/>
      <text:list xml:id="list34647891" text:continue-numbering="true" text:style-name="L2">
        <text:list-item>
          <text:p text:style-name="P23">Cut long-standing image memory requirements in half on the low-end version of the game, reducing total memory usage by 33% and allowing us to easily fit the game within the 300 KB memory limit.</text:p>
        </text:list-item>
      </text:list>
      <text:p text:style-name="P19"><text:span text:style-name="T4">Jacob</text:span><text:span text:style-name="T3">enget <text:s text:c="117"/></text:span><text:span text:style-name="T5"><text:s text:c="3"/></text:span><text:span text:style-name="T6">page</text:span><text:span text:style-name="T7">3</text:span></text:p>
      <text:p text:style-name="P16"/>
      <text:p text:style-name="Header_20__28_grey_29_">professional experience (continued)</text:p>
      <text:p text:style-name="Space_20__28_under_20_header_29_"/>
      <text:p text:style-name="Main_20_text"><text:span text:style-name="T12">TRAFFIC TECHNOLOGIES</text:span><text:span text:style-name="T11"> <text:s/></text:span><text:span text:style-name="T12">∙ <text:s/>Minneapolis, MN</text:span></text:p>
      <text:p text:style-name="Main_20_text">Provides traffic and transportation system solutions to make the roadways safer and more efficient.</text:p>
      <text:p text:style-name="Space_20__28_under_20_header_29_"/>
      <table:table table:name="Table3" table:style-name="Table3">
        <table:table-column table:style-name="Table3.A"/>
        <table:table-column table:style-name="Table3.B"/>
        <table:table-row>
          <table:table-cell table:style-name="Table3.A1" office:value-type="string">
            <text:p text:style-name="P6">Software Engineer</text:p>
          </table:table-cell>
          <table:table-cell table:style-name="Table3.A1" office:value-type="string">
            <text:p text:style-name="P7">Jan 2007 – Jun 2008</text:p>
          </table:table-cell>
        </table:table-row>
      </table:table>
      <text:p text:style-name="Main_20_text">Initially hired as a part-time intern, but promoted to full-time Software Engineer after 5 months, a full year before my graduation date. Was part of a 4-person engineering team that designed and supported a traffic control system with a Java EE back end built with JBoss. This system monitored and controlled over 400 sensors, signs, and cameras remotely and was utilized by hundreds of DOT officials across the country.</text:p>
      <text:p text:style-name="Space_20__28_over_20_header_29_"/>
      <text:p text:style-name="Header_20__28_grey_29_">professional development</text:p>
      <text:p text:style-name="Space_20__28_under_20_header_29_"/>
      <table:table table:name="Table11" table:style-name="Table11">
        <table:table-column table:style-name="Table11.A"/>
        <table:table-row>
          <table:table-cell table:style-name="Table11.A1" office:value-type="string">
            <text:p text:style-name="P6">Personal projects hosted at <text:a xlink:type="simple" xlink:href="http://jacobenget.com/" text:style-name="Internet_20_link" text:visited-style-name="Visited_20_Internet_20_Link">jacobenget.com</text:a> (2007-Present)</text:p>
          </table:table-cell>
        </table:table-row>
      </table:table>
      <text:p text:style-name="P9"><text:tab/>Website, including Doom asset browser, built in Scala using the Play Framework and hosted on AWS.</text:p>
      <text:p text:style-name="Space_20__28_under_20_header_29_"/>
      <table:table table:name="Table4" table:style-name="Table4">
        <table:table-column table:style-name="Table4.A"/>
        <table:table-row>
          <table:table-cell table:style-name="Table4.A1" office:value-type="string">
            <text:p text:style-name="P6">Continuing Education (2012-Present)</text:p>
          </table:table-cell>
        </table:table-row>
      </table:table>
      <text:p text:style-name="P10"><text:tab/>9 Computer Science and Math Courses completed via coursera.org.</text:p>
      <text:p text:style-name="Space_20__28_under_20_header_29_"/>
      <table:table table:name="Table6" table:style-name="Table6">
        <table:table-column table:style-name="Table6.A"/>
        <table:table-row>
          <table:table-cell table:style-name="Table6.A1" office:value-type="string">
            <text:p text:style-name="Main_20_text"><text:span text:style-name="T8">CoderDojo (2012-2013)</text:span> <text:s text:c="2"/>Dublin, Ireland</text:p>
          </table:table-cell>
        </table:table-row>
      </table:table>
      <text:p text:style-name="Main_20_text"><text:span text:style-name="T11"><text:tab/></text:span><text:span text:style-name="T10">Volunteered teaching children how to code and design video games.</text:span></text:p>
      <text:p text:style-name="Space_20__28_under_20_header_29_"/>
      <table:table table:name="Table8" table:style-name="Table8">
        <table:table-column table:style-name="Table8.A"/>
        <table:table-row>
          <table:table-cell table:style-name="Table8.A1" office:value-type="string">
            <text:p text:style-name="Main_20_text"><text:span text:style-name="T8">B.S., Computer Science (2008)</text:span> <text:s text:c="2"/>University of Minnesota, Twin Cities, MN. (<text:span text:style-name="T9">Graduated with Honors</text:span>)</text:p>
          </table:table-cell>
        </table:table-row>
      </table:table>
      <text:p text:style-name="Space_20__28_under_20_header_29_"/>
      <table:table table:name="Table10" table:style-name="Table10">
        <table:table-column table:style-name="Table10.A"/>
        <table:table-row>
          <table:table-cell table:style-name="Table10.A1" office:value-type="string">
            <text:p text:style-name="Main_20_text"><text:span text:style-name="T8">B.S., Mathematics (2004) </text:span><text:s text:c="2"/>North Dakota State University, Fargo, ND. (<text:span text:style-name="T9">Graduated with Honors)</text:span></text:p>
          </table:table-cell>
        </table:table-row>
      </table:table>
      <text:p text:style-name="Main_20_text"><text:span text:style-name="T10"><text:tab/>Studied abroad at the </text:span><text:span text:style-name="T11">Independent University of Moscow,</text:span><text:span text:style-name="T10"> Russia, Fall 200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2" svg:font-family="StarSymbol" style:font-charset="x-symbol"/>
    <style:font-face style:name="Wingdings" svg:font-family="Wingdings" style:font-charset="x-symbol"/>
    <style:font-face style:name="Wingdings 2" svg:font-family="'Wingdings 2'" style:font-charset="x-symbol"/>
    <style:font-face style:name="Lucidasans1" svg:font-family="Lucidasans"/>
    <style:font-face style:name="Segoe UI" svg:font-family="'Segoe UI'" style:font-adornments="Regular"/>
    <style:font-face style:name="StarSymbol" svg:font-family="StarSymbol"/>
    <style:font-face style:name="StarSymbol1" svg:font-family="StarSymbol, 'Arial Unicode MS'"/>
    <style:font-face style:name="Courier New" svg:font-family="'Courier New'" style:font-family-generic="modern"/>
    <style:font-face style:name="Cambria" svg:font-family="Cambria" style:font-family-generic="roman"/>
    <style:font-face style:name="Arial2" svg:font-family="Arial" style:font-family-generic="swiss"/>
    <style:font-face style:name="Arial Narrow1" svg:font-family="'Arial Narrow'" style:font-family-generic="swiss"/>
    <style:font-face style:name="Arial Narrow" svg:font-family="'Arial Narrow'"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Impact" svg:font-family="Impact"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S Mincho" svg:font-family="'MS 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use-window-font-color="true" style:font-name="Times New Roman" fo:font-size="12pt" fo:font-style="normal" style:text-underline-style="none" style:font-size-asian="12pt" style:font-style-asian="normal" style:font-size-complex="12pt" style:font-style-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rawing" style:family="paragraph" style:parent-style-name="Caption" style:class="extra"/>
    <style:style style:name="Main_20_text" style:display-name="Main text" style:family="paragraph" style:parent-style-name="Standard">
      <style:paragraph-properties fo:text-align="start" style:justify-single-word="false"/>
      <style:text-properties fo:color="#000000" style:font-name="Arial Narrow" fo:font-size="11pt" style:text-underline-style="none" fo:font-weight="normal" style:font-size-asian="8.5pt" style:font-weight-asian="normal" style:font-size-complex="8.5pt" style:font-weight-complex="normal"/>
    </style:style>
    <style:style style:name="Header_20__28_grey_29_" style:display-name="Header (grey)" style:family="paragraph" style:parent-style-name="Standard">
      <style:paragraph-properties fo:text-align="start" style:justify-single-word="false"/>
      <style:text-properties fo:color="#666666" style:font-name="Impact" fo:font-size="17pt" style:text-underline-style="none" fo:font-weight="normal" style:font-size-asian="16pt" style:font-weight-asian="normal" style:font-size-complex="16pt" style:font-weight-complex="normal"/>
    </style:style>
    <style:style style:name="Header_20__28_black_29_" style:display-name="Header (black)" style:family="paragraph" style:parent-style-name="Standard">
      <style:paragraph-properties fo:text-align="end" style:justify-single-word="false"/>
      <style:text-properties style:font-name="Impact" fo:font-size="17pt" style:text-underline-style="none" style:font-size-asian="16pt" style:font-size-complex="16pt"/>
    </style:style>
    <style:style style:name="Space_20__28_under_20_header_29_" style:display-name="Space (under header)" style:family="paragraph" style:parent-style-name="Main_20_text">
      <style:text-properties fo:font-size="6pt" style:font-size-asian="8.5pt" style:font-size-complex="8.5pt"/>
    </style:style>
    <style:style style:name="Space_20__28_over_20_header_29_" style:display-name="Space (over header)" style:family="paragraph" style:parent-style-name="Main_20_text">
      <style:text-properties fo:font-size="13pt" style:font-size-asian="8.5pt" style:font-size-complex="8.5pt"/>
    </style:style>
    <style:style style:name="Between_20_Bullets" style:display-name="Between Bullets" style:family="paragraph" style:parent-style-name="Main_20_text" style:class="text">
      <style:text-properties fo:font-size="4.5pt" style:font-size-asian="6pt" style:font-size-complex="6pt"/>
    </style:style>
    <style:style style:name="Default_20_Paragraph_20_Font" style:display-name="Default Paragraph Font" style:family="text"/>
    <style:style style:name="Internet_20_link" style:display-name="Internet link" style:family="text" style:parent-style-name="Default_20_Paragraph_20_Font">
      <style:text-properties fo:color="#0066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Wingdings 2" fo:font-size="9pt" style:font-size-asian="9pt" style:font-name-complex="StarSymbol1" style:font-size-complex="9pt"/>
    </style:style>
    <style:style style:name="WW8Num2z1" style:family="text">
      <style:text-properties style:font-name="Wingdings" fo:font-size="9pt" style:font-size-asian="9pt" style:font-name-complex="StarSymbol1" style:font-size-complex="9pt"/>
    </style:style>
    <style:style style:name="WW8Num2z2" style:family="text">
      <style:text-properties style:font-name="StarSymbol1" fo:font-size="9pt" style:font-size-asian="9pt" style:font-name-complex="StarSymbol1"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2">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WW8Num2z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WW8Num2z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lain_20_Text">
      <style:paragraph-properties fo:padding="0cm" fo:border-left="none" fo:border-right="none" fo:border-top="none" fo:border-bottom="0.035cm solid #999999" style:shadow="none"/>
      <style:text-properties fo:text-transform="uppercase" fo:color="#666666" style:font-name="Impact" fo:font-size="6pt" fo:letter-spacing="-0.018cm" style:font-size-asian="6pt" style:font-name-complex="Arial" style:font-size-complex="6pt"/>
    </style:style>
    <style:style style:name="MP2" style:family="paragraph" style:parent-style-name="Header_20__28_black_29_">
      <style:paragraph-properties fo:text-align="center" style:justify-single-word="false"/>
      <style:text-properties fo:color="#000000" fo:font-size="3pt" style:font-size-asian="3pt" style:font-size-complex="3pt"/>
    </style:style>
    <style:style style:name="MP3" style:family="paragraph" style:parent-style-name="Footer">
      <style:paragraph-properties fo:text-align="center" style:justify-single-word="false"/>
    </style:style>
    <style:style style:name="MT1" style:family="text">
      <style:text-properties style:font-name="Arial Narrow2" fo:font-size="10pt" style:font-size-asian="10pt" style:font-size-complex="10pt"/>
    </style:style>
    <style:style style:name="MT2" style:family="text">
      <style:text-properties style:font-name="Arial Narrow2" fo:font-size="10pt" style:font-name-asian="Arial Narrow2" style:font-size-asian="10pt" style:font-name-complex="Arial Narrow2" style:font-size-complex="10pt"/>
    </style:style>
    <style:page-layout style:name="Mpm1">
      <style:page-layout-properties fo:page-width="21.59cm" fo:page-height="27.94cm" style:num-format="1" style:print-orientation="portrait" fo:margin-top="1.81cm" fo:margin-bottom="1.58cm" fo:margin-left="2.011cm" fo:margin-right="1.90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text:p text:style-name="MP2"/>
        <text:p text:style-name="MP3"><text:span text:style-name="MT1">Minneapolis, MN <text:s/></text:span><text:span text:style-name="MT2">∙</text:span><text:span text:style-name="MT1"> <text:s/>(315) 869-5294 <text:s/></text:span><text:span text:style-name="MT2">∙</text:span><text:span text:style-name="MT1"> <text:s/></text:span><text:a xlink:type="simple" xlink:href="mailto:jacob.enget@gmail.com" text:style-name="Internet_20_link" text:visited-style-name="Visited_20_Internet_20_Link"><text:span text:style-name="MT1">jacob.enget@gmail.com</text:span></text:a><text:span text:style-name="MT1"> <text:s/></text:span><text:span text:style-name="MT2">∙</text:span><text:span text:style-name="MT1"> <text:s/></text:span><text:a xlink:type="simple" xlink:href="http://jacobenget.com/" text:style-name="Internet_20_link" text:visited-style-name="Visited_20_Internet_20_Link"><text:span text:style-name="MT1">jacobenget.com</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Jacob Enget</meta:initial-creator>
    <meta:creation-date>2008-10-07T16:20:57</meta:creation-date>
    <dc:date>2016-11-21T14:48:34.42</dc:date>
    <meta:editing-cycles>172</meta:editing-cycles>
    <meta:editing-duration>P10DT2H58M54S</meta:editing-duration>
    <meta:print-date>2015-11-20T00:21:33.87</meta:print-date>
    <dc:creator>Jake J</dc:creator>
    <meta:document-statistic meta:table-count="12" meta:image-count="0" meta:object-count="0" meta:page-count="3" meta:paragraph-count="74" meta:word-count="1104" meta:character-count="7649"/>
    <meta:user-defined meta:name="Info 1"/>
    <meta:user-defined meta:name="Info 2"/>
    <meta:user-defined meta:name="Info 3"/>
    <meta:user-defined meta:name="Info 4"/>
  </office:meta>
</office:document-meta>
</file>